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</office:automatic-styles>
  <office:body>
    <office:text text:use-soft-page-breaks="true">
      <text:p text:style-name="P1">Blatt 5</text:p>
      <text:p text:style-name="P2"/>
      <text:p text:style-name="Normal">Aufgabe 1</text:p>
      <text:p text:style-name="Normal">a)</text:p>
      <text:p text:style-name="Normal">Ein sicheres Schema besagt, dass beim Löschen von Teilbereichen immer das gleiche Ergebnis erzielt wird, egal in welcher Reihenfolge dies geschieht. Ein Reihenfolge-abhängiges Ergebnis ist ein unsicheres Schema.</text:p>
      <text:p text:style-name="Normal">b)</text:p>
      <text:p text:style-name="Normal">siehe Bild</text:p>
      <text:p text:style-name="Normal">c)</text:p>
      <text:p text:style-name="Normal">//gibt bestimmt<text:s/>noch andere<text:s/>Fälle, keine Ahnung, ob wir alle machen sollen//</text:p>
      <text:p text:style-name="Normal">Löschen einer BenutzerIn:</text:p>
      <text:list text:style-name="LFO1" text:continue-numbering="true">
        <text:list-item>
          <text:p text:style-name="P3">Löschen in BenutzerIn</text:p>
        </text:list-item>
        <text:list-item>
          <text:p text:style-name="P4">Löschen in RubrikZuordnung</text:p>
        </text:list-item>
        <text:list-item>
          <text:p text:style-name="P5">Löschen in Rubriken</text:p>
        </text:list-item>
        <text:list-item>
          <text:p text:style-name="P6">Zugriff auf Websites: Wenn //Grund hier// -&gt; Zurücksezten</text:p>
        </text:list-item>
      </text:list>
      <text:p text:style-name="Normal"/>
      <text:list text:style-name="LFO1" text:continue-numbering="true">
        <text:list-item>
          <text:p text:style-name="P7">Löschen in BenutzerIn</text:p>
        </text:list-item>
        <text:list-item>
          <text:p text:style-name="P8">Zugriff auf Websites: Wenn //Grund hier// -&gt; Zurücksezten</text:p>
        </text:list-item>
        <text:list-item>
          <text:p text:style-name="P9">Löschen in RubrikZuordnung</text:p>
        </text:list-item>
        <text:list-item>
          <text:p text:style-name="P10">Löschen in Rubriken</text:p>
        </text:list-item>
      </text:list>
      <text:p text:style-name="Normal"/>
      <text:p text:style-name="Normal">-&gt; Reihenfolge-abhängig -&gt; kein sicheres Schema</text:p>
      <text:p text:style-name="Normal">d)</text:p>
      <text:p text:style-name="Normal">//wirkt zu stumpf//</text:p>
      <text:p text:style-name="Normal">Alles auf ON DELETE CASCADE setz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Hill</meta:initial-creator>
    <dc:creator>Alex Hill</dc:creator>
    <meta:creation-date>2016-01-07T14:40:00Z</meta:creation-date>
    <dc:date>2016-01-07T15:03:00Z</dc:date>
    <meta:template xlink:href="Normal" xlink:type="simple"/>
    <meta:editing-cycles>2</meta:editing-cycles>
    <meta:editing-duration>PT0S</meta:editing-duration>
    <meta:document-statistic meta:page-count="1" meta:paragraph-count="1" meta:word-count="98" meta:character-count="715" meta:row-count="5" meta:non-whitespace-character-count="618"/>
  </office:meta>
</office:document-meta>
</file>